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2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2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3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3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3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3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3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4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4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4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4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4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4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4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4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4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49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8b27" officeooo:paragraph-rsid="03fd8b27" fo:background-color="transparent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030cd7" fo:background-color="transparent"/>
    </style:style>
    <style:style style:name="P257" style:family="paragraph" style:parent-style-name="Heading_20_1">
      <style:paragraph-properties fo:text-align="center" style:justify-single-word="false"/>
    </style:style>
    <style:style style:name="P25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59" style:family="paragraph" style:parent-style-name="Heading_20_2">
      <style:paragraph-properties fo:text-align="center" style:justify-single-word="false"/>
      <style:text-properties officeooo:rsid="0310861e"/>
    </style:style>
    <style:style style:name="P26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3c16161" fo:background-color="transparent" loext:char-shading-value="0"/>
    </style:style>
    <style:style style:name="T42" style:family="text">
      <style:text-properties officeooo:rsid="03c17a40" fo:background-color="transparent" loext:char-shading-value="0"/>
    </style:style>
    <style:style style:name="T43" style:family="text">
      <style:text-properties officeooo:rsid="03c34570" fo:background-color="transparent" loext:char-shading-value="0"/>
    </style:style>
    <style:style style:name="T44" style:family="text">
      <style:text-properties officeooo:rsid="03c9df8d" fo:background-color="transparent" loext:char-shading-value="0"/>
    </style:style>
    <style:style style:name="T45" style:family="text">
      <style:text-properties officeooo:rsid="03cb701d" fo:background-color="transparent" loext:char-shading-value="0"/>
    </style:style>
    <style:style style:name="T46" style:family="text">
      <style:text-properties officeooo:rsid="03cd4346" fo:background-color="transparent" loext:char-shading-value="0"/>
    </style:style>
    <style:style style:name="T47" style:family="text">
      <style:text-properties officeooo:rsid="03d5a92f" fo:background-color="transparent" loext:char-shading-value="0"/>
    </style:style>
    <style:style style:name="T48" style:family="text">
      <style:text-properties officeooo:rsid="03d75ae7" fo:background-color="transparent" loext:char-shading-value="0"/>
    </style:style>
    <style:style style:name="T49" style:family="text">
      <style:text-properties officeooo:rsid="03d9c433" fo:background-color="transparent" loext:char-shading-value="0"/>
    </style:style>
    <style:style style:name="T50" style:family="text">
      <style:text-properties officeooo:rsid="03dba247" fo:background-color="transparent" loext:char-shading-value="0"/>
    </style:style>
    <style:style style:name="T51" style:family="text">
      <style:text-properties officeooo:rsid="03dbe460" fo:background-color="transparent" loext:char-shading-value="0"/>
    </style:style>
    <style:style style:name="T52" style:family="text">
      <style:text-properties officeooo:rsid="03dd2b1a" fo:background-color="transparent" loext:char-shading-value="0"/>
    </style:style>
    <style:style style:name="T53" style:family="text">
      <style:text-properties officeooo:rsid="03dddda6" fo:background-color="transparent" loext:char-shading-value="0"/>
    </style:style>
    <style:style style:name="T54" style:family="text">
      <style:text-properties officeooo:rsid="03de56a5" fo:background-color="transparent" loext:char-shading-value="0"/>
    </style:style>
    <style:style style:name="T55" style:family="text">
      <style:text-properties officeooo:rsid="03df5dae" fo:background-color="transparent" loext:char-shading-value="0"/>
    </style:style>
    <style:style style:name="T56" style:family="text">
      <style:text-properties officeooo:rsid="03e0481b" fo:background-color="transparent" loext:char-shading-value="0"/>
    </style:style>
    <style:style style:name="T57" style:family="text">
      <style:text-properties officeooo:rsid="03e23440" fo:background-color="transparent" loext:char-shading-value="0"/>
    </style:style>
    <style:style style:name="T58" style:family="text">
      <style:text-properties officeooo:rsid="03e37906" fo:background-color="transparent" loext:char-shading-value="0"/>
    </style:style>
    <style:style style:name="T59" style:family="text">
      <style:text-properties officeooo:rsid="03e3d10c" fo:background-color="transparent" loext:char-shading-value="0"/>
    </style:style>
    <style:style style:name="T60" style:family="text">
      <style:text-properties officeooo:rsid="03e46bd3" fo:background-color="transparent" loext:char-shading-value="0"/>
    </style:style>
    <style:style style:name="T61" style:family="text">
      <style:text-properties officeooo:rsid="03e55c1b" fo:background-color="transparent" loext:char-shading-value="0"/>
    </style:style>
    <style:style style:name="T62" style:family="text">
      <style:text-properties officeooo:rsid="03e7526e" fo:background-color="transparent" loext:char-shading-value="0"/>
    </style:style>
    <style:style style:name="T63" style:family="text">
      <style:text-properties officeooo:rsid="03e91e58" fo:background-color="transparent" loext:char-shading-value="0"/>
    </style:style>
    <style:style style:name="T64" style:family="text">
      <style:text-properties officeooo:rsid="03eac18a" fo:background-color="transparent" loext:char-shading-value="0"/>
    </style:style>
    <style:style style:name="T65" style:family="text">
      <style:text-properties officeooo:rsid="03ec47f1" fo:background-color="transparent" loext:char-shading-value="0"/>
    </style:style>
    <style:style style:name="T66" style:family="text">
      <style:text-properties officeooo:rsid="03ecdde0" fo:background-color="transparent" loext:char-shading-value="0"/>
    </style:style>
    <style:style style:name="T67" style:family="text">
      <style:text-properties officeooo:rsid="03f2eaa5" fo:background-color="transparent" loext:char-shading-value="0"/>
    </style:style>
    <style:style style:name="T68" style:family="text">
      <style:text-properties officeooo:rsid="03f5bf2a" fo:background-color="transparent" loext:char-shading-value="0"/>
    </style:style>
    <style:style style:name="T69" style:family="text">
      <style:text-properties officeooo:rsid="01b67eef"/>
    </style:style>
    <style:style style:name="T70" style:family="text">
      <style:text-properties officeooo:rsid="01b920d3"/>
    </style:style>
    <style:style style:name="T71" style:family="text">
      <style:text-properties officeooo:rsid="01bae22a"/>
    </style:style>
    <style:style style:name="T72" style:family="text">
      <style:text-properties officeooo:rsid="01be128d"/>
    </style:style>
    <style:style style:name="T73" style:family="text">
      <style:text-properties officeooo:rsid="01f840b2"/>
    </style:style>
    <style:style style:name="T74" style:family="text">
      <style:text-properties officeooo:rsid="01f9d13d"/>
    </style:style>
    <style:style style:name="T75" style:family="text">
      <style:text-properties officeooo:rsid="01fb7696"/>
    </style:style>
    <style:style style:name="T76" style:family="text">
      <style:text-properties officeooo:rsid="0202a82d"/>
    </style:style>
    <style:style style:name="T77" style:family="text">
      <style:text-properties officeooo:rsid="02041dc8"/>
    </style:style>
    <style:style style:name="T78" style:family="text">
      <style:text-properties officeooo:rsid="0205c151"/>
    </style:style>
    <style:style style:name="T79" style:family="text">
      <style:text-properties officeooo:rsid="0208e049"/>
    </style:style>
    <style:style style:name="T80" style:family="text">
      <style:text-properties officeooo:rsid="020a3d15"/>
    </style:style>
    <style:style style:name="T81" style:family="text">
      <style:text-properties officeooo:rsid="02100c61"/>
    </style:style>
    <style:style style:name="T82" style:family="text">
      <style:text-properties officeooo:rsid="0210db72"/>
    </style:style>
    <style:style style:name="T83" style:family="text">
      <style:text-properties officeooo:rsid="02115bd8"/>
    </style:style>
    <style:style style:name="T84" style:family="text">
      <style:text-properties officeooo:rsid="021209a0"/>
    </style:style>
    <style:style style:name="T85" style:family="text">
      <style:text-properties officeooo:rsid="02136901"/>
    </style:style>
    <style:style style:name="T86" style:family="text">
      <style:text-properties officeooo:rsid="02142096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3a92e7" style:font-style-asian="normal" style:font-style-complex="normal"/>
    </style:style>
    <style:style style:name="T89" style:family="text">
      <style:text-properties fo:font-style="normal" officeooo:rsid="021a2504" style:font-style-asian="normal" style:font-style-complex="normal"/>
    </style:style>
    <style:style style:name="T90" style:family="text">
      <style:text-properties fo:font-style="normal" officeooo:rsid="00229078" style:font-style-asian="normal" style:font-style-complex="normal"/>
    </style:style>
    <style:style style:name="T91" style:family="text">
      <style:text-properties fo:font-style="normal" officeooo:rsid="001b7a80" style:font-style-asian="normal" style:font-style-complex="normal"/>
    </style:style>
    <style:style style:name="T92" style:family="text">
      <style:text-properties fo:font-style="normal" fo:background-color="#ffff00" loext:char-shading-value="0" style:font-style-asian="normal" style:font-style-complex="normal"/>
    </style:style>
    <style:style style:name="T93" style:family="text">
      <style:text-properties officeooo:rsid="021917bb"/>
    </style:style>
    <style:style style:name="T94" style:family="text">
      <style:text-properties officeooo:rsid="021a2504"/>
    </style:style>
    <style:style style:name="T95" style:family="text">
      <style:text-properties officeooo:rsid="021b3398"/>
    </style:style>
    <style:style style:name="T96" style:family="text">
      <style:text-properties officeooo:rsid="021cbee4"/>
    </style:style>
    <style:style style:name="T97" style:family="text">
      <style:text-properties officeooo:rsid="021d9dba"/>
    </style:style>
    <style:style style:name="T98" style:family="text">
      <style:text-properties officeooo:rsid="0226fa49"/>
    </style:style>
    <style:style style:name="T99" style:family="text">
      <style:text-properties officeooo:rsid="02288497"/>
    </style:style>
    <style:style style:name="T100" style:family="text">
      <style:text-properties officeooo:rsid="0229de7e"/>
    </style:style>
    <style:style style:name="T101" style:family="text">
      <style:text-properties officeooo:rsid="0229ff47"/>
    </style:style>
    <style:style style:name="T102" style:family="text">
      <style:text-properties officeooo:rsid="022cc65b"/>
    </style:style>
    <style:style style:name="T103" style:family="text">
      <style:text-properties officeooo:rsid="0230aa03"/>
    </style:style>
    <style:style style:name="T104" style:family="text">
      <style:text-properties officeooo:rsid="023261c2"/>
    </style:style>
    <style:style style:name="T105" style:family="text">
      <style:text-properties officeooo:rsid="023761d7"/>
    </style:style>
    <style:style style:name="T106" style:family="text">
      <style:text-properties officeooo:rsid="023ce0d4"/>
    </style:style>
    <style:style style:name="T107" style:family="text">
      <style:text-properties officeooo:rsid="02403a96"/>
    </style:style>
    <style:style style:name="T108" style:family="text">
      <style:text-properties officeooo:rsid="02415db1"/>
    </style:style>
    <style:style style:name="T109" style:family="text">
      <style:text-properties officeooo:rsid="024342c7"/>
    </style:style>
    <style:style style:name="T110" style:family="text">
      <style:text-properties officeooo:rsid="024638d3"/>
    </style:style>
    <style:style style:name="T111" style:family="text">
      <style:text-properties officeooo:rsid="024c971b"/>
    </style:style>
    <style:style style:name="T112" style:family="text">
      <style:text-properties officeooo:rsid="02523688"/>
    </style:style>
    <style:style style:name="T113" style:family="text">
      <style:text-properties officeooo:rsid="025802c7"/>
    </style:style>
    <style:style style:name="T114" style:family="text">
      <style:text-properties officeooo:rsid="02581e20"/>
    </style:style>
    <style:style style:name="T115" style:family="text">
      <style:text-properties officeooo:rsid="025adcc1"/>
    </style:style>
    <style:style style:name="T116" style:family="text">
      <style:text-properties officeooo:rsid="025ceee7"/>
    </style:style>
    <style:style style:name="T117" style:family="text">
      <style:text-properties officeooo:rsid="025e8921"/>
    </style:style>
    <style:style style:name="T118" style:family="text">
      <style:text-properties officeooo:rsid="025f6304"/>
    </style:style>
    <style:style style:name="T119" style:family="text">
      <style:text-properties officeooo:rsid="02636c1c"/>
    </style:style>
    <style:style style:name="T120" style:family="text">
      <style:text-properties officeooo:rsid="0264de71"/>
    </style:style>
    <style:style style:name="T121" style:family="text">
      <style:text-properties officeooo:rsid="02653ee3"/>
    </style:style>
    <style:style style:name="T122" style:family="text">
      <style:text-properties officeooo:rsid="0267c7a0"/>
    </style:style>
    <style:style style:name="T123" style:family="text">
      <style:text-properties officeooo:rsid="026c2deb"/>
    </style:style>
    <style:style style:name="T124" style:family="text">
      <style:text-properties officeooo:rsid="026cb769"/>
    </style:style>
    <style:style style:name="T125" style:family="text">
      <style:text-properties officeooo:rsid="026d6009"/>
    </style:style>
    <style:style style:name="T126" style:family="text">
      <style:text-properties officeooo:rsid="026e8f00"/>
    </style:style>
    <style:style style:name="T127" style:family="text">
      <style:text-properties fo:background-color="#ffff00" loext:char-shading-value="0"/>
    </style:style>
    <style:style style:name="T128" style:family="text">
      <style:text-properties officeooo:rsid="025adcc1" fo:background-color="#ffff00" loext:char-shading-value="0"/>
    </style:style>
    <style:style style:name="T129" style:family="text">
      <style:text-properties officeooo:rsid="02769fb7" fo:background-color="#ffff00" loext:char-shading-value="0"/>
    </style:style>
    <style:style style:name="T130" style:family="text">
      <style:text-properties officeooo:rsid="026cb769" fo:background-color="#ffff00" loext:char-shading-value="0"/>
    </style:style>
    <style:style style:name="T131" style:family="text">
      <style:text-properties officeooo:rsid="0307a56c" fo:background-color="#ffff00" loext:char-shading-value="0"/>
    </style:style>
    <style:style style:name="T132" style:family="text">
      <style:text-properties officeooo:rsid="0353fffd" fo:background-color="#ffff00" loext:char-shading-value="0"/>
    </style:style>
    <style:style style:name="T133" style:family="text">
      <style:text-properties officeooo:rsid="03567091" fo:background-color="#ffff00" loext:char-shading-value="0"/>
    </style:style>
    <style:style style:name="T134" style:family="text">
      <style:text-properties officeooo:rsid="003a5af1" fo:background-color="#ffff00" loext:char-shading-value="0"/>
    </style:style>
    <style:style style:name="T135" style:family="text">
      <style:text-properties officeooo:rsid="0205c151" fo:background-color="#ffff00" loext:char-shading-value="0"/>
    </style:style>
    <style:style style:name="T136" style:family="text">
      <style:text-properties officeooo:rsid="021d9dba" fo:background-color="#ffff00" loext:char-shading-value="0"/>
    </style:style>
    <style:style style:name="T137" style:family="text">
      <style:text-properties officeooo:rsid="03793a94" fo:background-color="#ffff00" loext:char-shading-value="0"/>
    </style:style>
    <style:style style:name="T138" style:family="text">
      <style:text-properties officeooo:rsid="037cd0e9" fo:background-color="#ffff00" loext:char-shading-value="0"/>
    </style:style>
    <style:style style:name="T139" style:family="text">
      <style:text-properties officeooo:rsid="037dfb10" fo:background-color="#ffff00" loext:char-shading-value="0"/>
    </style:style>
    <style:style style:name="T140" style:family="text">
      <style:text-properties officeooo:rsid="039f045b" fo:background-color="#ffff00" loext:char-shading-value="0"/>
    </style:style>
    <style:style style:name="T141" style:family="text">
      <style:text-properties officeooo:rsid="03aaad60" fo:background-color="#ffff00" loext:char-shading-value="0"/>
    </style:style>
    <style:style style:name="T142" style:family="text">
      <style:text-properties officeooo:rsid="03ba5430" fo:background-color="#ffff00" loext:char-shading-value="0"/>
    </style:style>
    <style:style style:name="T143" style:family="text">
      <style:text-properties fo:background-color="#ffff00" loext:char-shading-value="0"/>
    </style:style>
    <style:style style:name="T144" style:family="text">
      <style:text-properties officeooo:rsid="02d2dccc" fo:background-color="#ffff00" loext:char-shading-value="0"/>
    </style:style>
    <style:style style:name="T145" style:family="text">
      <style:text-properties officeooo:rsid="02736073"/>
    </style:style>
    <style:style style:name="T146" style:family="text">
      <style:text-properties officeooo:rsid="02747e81"/>
    </style:style>
    <style:style style:name="T147" style:family="text">
      <style:text-properties officeooo:rsid="02769fb7"/>
    </style:style>
    <style:style style:name="T148" style:family="text">
      <style:text-properties officeooo:rsid="027793d5"/>
    </style:style>
    <style:style style:name="T149" style:family="text">
      <style:text-properties officeooo:rsid="0278d59e"/>
    </style:style>
    <style:style style:name="T150" style:family="text">
      <style:text-properties officeooo:rsid="027fea0b"/>
    </style:style>
    <style:style style:name="T151" style:family="text">
      <style:text-properties officeooo:rsid="02852a5e"/>
    </style:style>
    <style:style style:name="T152" style:family="text">
      <style:text-properties officeooo:rsid="028803ef"/>
    </style:style>
    <style:style style:name="T153" style:family="text">
      <style:text-properties officeooo:rsid="0289dc1f"/>
    </style:style>
    <style:style style:name="T154" style:family="text">
      <style:text-properties style:use-window-font-color="true" officeooo:rsid="0289dc1f" fo:background-color="transparent" loext:char-shading-value="0"/>
    </style:style>
    <style:style style:name="T155" style:family="text">
      <style:text-properties style:use-window-font-color="true" officeooo:rsid="028aa05a" fo:background-color="transparent" loext:char-shading-value="0"/>
    </style:style>
    <style:style style:name="T156" style:family="text">
      <style:text-properties style:use-window-font-color="true" officeooo:rsid="028b6b12" fo:background-color="transparent" loext:char-shading-value="0"/>
    </style:style>
    <style:style style:name="T157" style:family="text">
      <style:text-properties style:use-window-font-color="true" officeooo:rsid="0290cdd4" fo:background-color="transparent" loext:char-shading-value="0"/>
    </style:style>
    <style:style style:name="T158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language="ru" fo:country="RU" fo:font-weight="normal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8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9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70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71" style:family="text">
      <style:text-properties officeooo:rsid="026e43dc"/>
    </style:style>
    <style:style style:name="T172" style:family="text">
      <style:text-properties officeooo:rsid="029525af"/>
    </style:style>
    <style:style style:name="T173" style:family="text">
      <style:text-properties officeooo:rsid="0295318b"/>
    </style:style>
    <style:style style:name="T174" style:family="text">
      <style:text-properties officeooo:rsid="0299994e"/>
    </style:style>
    <style:style style:name="T175" style:family="text">
      <style:text-properties officeooo:rsid="029a8140"/>
    </style:style>
    <style:style style:name="T176" style:family="text">
      <style:text-properties officeooo:rsid="02a967ff"/>
    </style:style>
    <style:style style:name="T177" style:family="text">
      <style:text-properties officeooo:rsid="02acfaa8"/>
    </style:style>
    <style:style style:name="T178" style:family="text">
      <style:text-properties officeooo:rsid="02b07e75"/>
    </style:style>
    <style:style style:name="T179" style:family="text">
      <style:text-properties officeooo:rsid="02b3865a"/>
    </style:style>
    <style:style style:name="T180" style:family="text">
      <style:text-properties officeooo:rsid="02be8792"/>
    </style:style>
    <style:style style:name="T181" style:family="text">
      <style:text-properties officeooo:rsid="02c3f5ee"/>
    </style:style>
    <style:style style:name="T182" style:family="text">
      <style:text-properties officeooo:rsid="02cd519c"/>
    </style:style>
    <style:style style:name="T183" style:family="text">
      <style:text-properties officeooo:rsid="02d13f68"/>
    </style:style>
    <style:style style:name="T184" style:family="text">
      <style:text-properties officeooo:rsid="02d2dccc"/>
    </style:style>
    <style:style style:name="T185" style:family="text">
      <style:text-properties officeooo:rsid="02e32391"/>
    </style:style>
    <style:style style:name="T186" style:family="text">
      <style:text-properties officeooo:rsid="02e4b27d"/>
    </style:style>
    <style:style style:name="T187" style:family="text">
      <style:text-properties officeooo:rsid="02e7b0bb"/>
    </style:style>
    <style:style style:name="T188" style:family="text">
      <style:text-properties officeooo:rsid="02e90f55"/>
    </style:style>
    <style:style style:name="T189" style:family="text">
      <style:text-properties officeooo:rsid="02eb28cf"/>
    </style:style>
    <style:style style:name="T190" style:family="text">
      <style:text-properties officeooo:rsid="02ecf391"/>
    </style:style>
    <style:style style:name="T191" style:family="text">
      <style:text-properties officeooo:rsid="02ef9e4c"/>
    </style:style>
    <style:style style:name="T192" style:family="text">
      <style:text-properties officeooo:rsid="02f37207"/>
    </style:style>
    <style:style style:name="T193" style:family="text">
      <style:text-properties officeooo:rsid="02f3fef4"/>
    </style:style>
    <style:style style:name="T194" style:family="text">
      <style:text-properties officeooo:rsid="02f40c6d"/>
    </style:style>
    <style:style style:name="T195" style:family="text">
      <style:text-properties officeooo:rsid="02f44243"/>
    </style:style>
    <style:style style:name="T196" style:family="text">
      <style:text-properties officeooo:rsid="02f87ae3"/>
    </style:style>
    <style:style style:name="T197" style:family="text">
      <style:text-properties officeooo:rsid="02f8cae9"/>
    </style:style>
    <style:style style:name="T198" style:family="text">
      <style:text-properties officeooo:rsid="02fef729"/>
    </style:style>
    <style:style style:name="T199" style:family="text">
      <style:text-properties officeooo:rsid="030143de"/>
    </style:style>
    <style:style style:name="T200" style:family="text">
      <style:text-properties officeooo:rsid="0305d2d6"/>
    </style:style>
    <style:style style:name="T201" style:family="text">
      <style:text-properties officeooo:rsid="0309672d"/>
    </style:style>
    <style:style style:name="T202" style:family="text">
      <style:text-properties officeooo:rsid="030b5782"/>
    </style:style>
    <style:style style:name="T203" style:family="text">
      <style:text-properties officeooo:rsid="030d4f98"/>
    </style:style>
    <style:style style:name="T204" style:family="text">
      <style:text-properties officeooo:rsid="030db7ae"/>
    </style:style>
    <style:style style:name="T205" style:family="text">
      <style:text-properties officeooo:rsid="030fa319"/>
    </style:style>
    <style:style style:name="T206" style:family="text">
      <style:text-properties officeooo:rsid="03107dc6"/>
    </style:style>
    <style:style style:name="T207" style:family="text">
      <style:text-properties officeooo:rsid="0310861e"/>
    </style:style>
    <style:style style:name="T208" style:family="text">
      <style:text-properties officeooo:rsid="01d872e6"/>
    </style:style>
    <style:style style:name="T209" style:family="text">
      <style:text-properties officeooo:rsid="031417ee"/>
    </style:style>
    <style:style style:name="T210" style:family="text">
      <style:text-properties officeooo:rsid="0317f0c9"/>
    </style:style>
    <style:style style:name="T211" style:family="text">
      <style:text-properties officeooo:rsid="031b4b0f"/>
    </style:style>
    <style:style style:name="T212" style:family="text">
      <style:text-properties officeooo:rsid="031c9a5f"/>
    </style:style>
    <style:style style:name="T213" style:family="text">
      <style:text-properties officeooo:rsid="031dae92"/>
    </style:style>
    <style:style style:name="T214" style:family="text">
      <style:text-properties officeooo:rsid="031ed558"/>
    </style:style>
    <style:style style:name="T215" style:family="text">
      <style:text-properties officeooo:rsid="0320ddff"/>
    </style:style>
    <style:style style:name="T216" style:family="text">
      <style:text-properties officeooo:rsid="0322046f"/>
    </style:style>
    <style:style style:name="T217" style:family="text">
      <style:text-properties officeooo:rsid="032309a0"/>
    </style:style>
    <style:style style:name="T218" style:family="text">
      <style:text-properties officeooo:rsid="03243a39"/>
    </style:style>
    <style:style style:name="T219" style:family="text">
      <style:text-properties officeooo:rsid="032445bd"/>
    </style:style>
    <style:style style:name="T220" style:family="text">
      <style:text-properties officeooo:rsid="032526bd"/>
    </style:style>
    <style:style style:name="T221" style:family="text">
      <style:text-properties officeooo:rsid="03317262"/>
    </style:style>
    <style:style style:name="T222" style:family="text">
      <style:text-properties officeooo:rsid="0335f866"/>
    </style:style>
    <style:style style:name="T223" style:family="text">
      <style:text-properties officeooo:rsid="033850f4"/>
    </style:style>
    <style:style style:name="T224" style:family="text">
      <style:text-properties officeooo:rsid="0339883b"/>
    </style:style>
    <style:style style:name="T225" style:family="text">
      <style:text-properties officeooo:rsid="033ae99c"/>
    </style:style>
    <style:style style:name="T226" style:family="text">
      <style:text-properties officeooo:rsid="033e4ca2"/>
    </style:style>
    <style:style style:name="T227" style:family="text">
      <style:text-properties officeooo:rsid="033ef708"/>
    </style:style>
    <style:style style:name="T228" style:family="text">
      <style:text-properties officeooo:rsid="033f2e5e"/>
    </style:style>
    <style:style style:name="T229" style:family="text">
      <style:text-properties officeooo:rsid="03404471"/>
    </style:style>
    <style:style style:name="T230" style:family="text">
      <style:text-properties officeooo:rsid="0342111f"/>
    </style:style>
    <style:style style:name="T231" style:family="text">
      <style:text-properties officeooo:rsid="0343534e"/>
    </style:style>
    <style:style style:name="T232" style:family="text">
      <style:text-properties officeooo:rsid="0344ecec"/>
    </style:style>
    <style:style style:name="T233" style:family="text">
      <style:text-properties officeooo:rsid="0345b7f4"/>
    </style:style>
    <style:style style:name="T234" style:family="text">
      <style:text-properties officeooo:rsid="034ee39a"/>
    </style:style>
    <style:style style:name="T235" style:family="text">
      <style:text-properties officeooo:rsid="03513fb3"/>
    </style:style>
    <style:style style:name="T236" style:family="text">
      <style:text-properties officeooo:rsid="0356184f"/>
    </style:style>
    <style:style style:name="T237" style:family="text">
      <style:text-properties officeooo:rsid="03567091"/>
    </style:style>
    <style:style style:name="T238" style:family="text">
      <style:text-properties officeooo:rsid="03576c89"/>
    </style:style>
    <style:style style:name="T239" style:family="text">
      <style:text-properties officeooo:rsid="0358366c"/>
    </style:style>
    <style:style style:name="T240" style:family="text">
      <style:text-properties officeooo:rsid="0358419e"/>
    </style:style>
    <style:style style:name="T241" style:family="text">
      <style:text-properties officeooo:rsid="035911a6"/>
    </style:style>
    <style:style style:name="T242" style:family="text">
      <style:text-properties officeooo:rsid="035e58de"/>
    </style:style>
    <style:style style:name="T243" style:family="text">
      <style:text-properties officeooo:rsid="03601b1f"/>
    </style:style>
    <style:style style:name="T244" style:family="text">
      <style:text-properties officeooo:rsid="03645774"/>
    </style:style>
    <style:style style:name="T245" style:family="text">
      <style:text-properties officeooo:rsid="001a7ac3"/>
    </style:style>
    <style:style style:name="T246" style:family="text">
      <style:text-properties officeooo:rsid="00229078"/>
    </style:style>
    <style:style style:name="T247" style:family="text">
      <style:text-properties officeooo:rsid="003909c1"/>
    </style:style>
    <style:style style:name="T248" style:family="text">
      <style:text-properties officeooo:rsid="001c8877"/>
    </style:style>
    <style:style style:name="T249" style:family="text">
      <style:text-properties officeooo:rsid="001ee3b7"/>
    </style:style>
    <style:style style:name="T250" style:family="text">
      <style:text-properties officeooo:rsid="0028c4e3"/>
    </style:style>
    <style:style style:name="T251" style:family="text">
      <style:text-properties officeooo:rsid="0024fff9"/>
    </style:style>
    <style:style style:name="T252" style:family="text">
      <style:text-properties officeooo:rsid="002aa211"/>
    </style:style>
    <style:style style:name="T253" style:family="text">
      <style:text-properties officeooo:rsid="00251ea2"/>
    </style:style>
    <style:style style:name="T254" style:family="text">
      <style:text-properties officeooo:rsid="00317aaf"/>
    </style:style>
    <style:style style:name="T255" style:family="text">
      <style:text-properties officeooo:rsid="00360c91"/>
    </style:style>
    <style:style style:name="T256" style:family="text">
      <style:text-properties officeooo:rsid="004603e1"/>
    </style:style>
    <style:style style:name="T257" style:family="text">
      <style:text-properties officeooo:rsid="003a92e7"/>
    </style:style>
    <style:style style:name="T258" style:family="text">
      <style:text-properties officeooo:rsid="004387a9"/>
    </style:style>
    <style:style style:name="T259" style:family="text">
      <style:text-properties fo:font-weight="bold" style:font-weight-asian="bold" style:font-weight-complex="bold"/>
    </style:style>
    <style:style style:name="T260" style:family="text">
      <style:text-properties fo:font-weight="bold" officeooo:rsid="004387a9" style:font-weight-asian="bold" style:font-weight-complex="bold"/>
    </style:style>
    <style:style style:name="T261" style:family="text">
      <style:text-properties officeooo:rsid="0366c94c"/>
    </style:style>
    <style:style style:name="T262" style:family="text">
      <style:text-properties officeooo:rsid="036c9346"/>
    </style:style>
    <style:style style:name="T263" style:family="text">
      <style:text-properties officeooo:rsid="036cf913"/>
    </style:style>
    <style:style style:name="T264" style:family="text">
      <style:text-properties officeooo:rsid="036ee0a9"/>
    </style:style>
    <style:style style:name="T265" style:family="text">
      <style:text-properties officeooo:rsid="03793a94"/>
    </style:style>
    <style:style style:name="T266" style:family="text">
      <style:text-properties officeooo:rsid="037dfb10"/>
    </style:style>
    <style:style style:name="T267" style:family="text">
      <style:text-properties officeooo:rsid="037e5239"/>
    </style:style>
    <style:style style:name="T268" style:family="text">
      <style:text-properties officeooo:rsid="0380e794"/>
    </style:style>
    <style:style style:name="T269" style:family="text">
      <style:text-properties officeooo:rsid="03850522"/>
    </style:style>
    <style:style style:name="T270" style:family="text">
      <style:text-properties officeooo:rsid="0389f902"/>
    </style:style>
    <style:style style:name="T271" style:family="text">
      <style:text-properties officeooo:rsid="038aface"/>
    </style:style>
    <style:style style:name="T272" style:family="text">
      <style:text-properties officeooo:rsid="038c30c3"/>
    </style:style>
    <style:style style:name="T273" style:family="text">
      <style:text-properties officeooo:rsid="038d95df"/>
    </style:style>
    <style:style style:name="T274" style:family="text">
      <style:text-properties officeooo:rsid="038da1e2"/>
    </style:style>
    <style:style style:name="T275" style:family="text">
      <style:text-properties officeooo:rsid="03921dc7"/>
    </style:style>
    <style:style style:name="T276" style:family="text">
      <style:text-properties officeooo:rsid="039363f1"/>
    </style:style>
    <style:style style:name="T277" style:family="text">
      <style:text-properties officeooo:rsid="0393f903"/>
    </style:style>
    <style:style style:name="T278" style:family="text">
      <style:text-properties officeooo:rsid="0393f903" fo:background-color="#ffffff" loext:char-shading-value="0"/>
    </style:style>
    <style:style style:name="T279" style:family="text">
      <style:text-properties officeooo:rsid="03b39402" fo:background-color="#ffffff" loext:char-shading-value="0"/>
    </style:style>
    <style:style style:name="T280" style:family="text">
      <style:text-properties officeooo:rsid="0395c9c1"/>
    </style:style>
    <style:style style:name="T281" style:family="text">
      <style:text-properties officeooo:rsid="039b99af"/>
    </style:style>
    <style:style style:name="T282" style:family="text">
      <style:text-properties officeooo:rsid="039f045b"/>
    </style:style>
    <style:style style:name="T283" style:family="text">
      <style:text-properties officeooo:rsid="039f7662"/>
    </style:style>
    <style:style style:name="T284" style:family="text">
      <style:text-properties officeooo:rsid="03a0eb10"/>
    </style:style>
    <style:style style:name="T285" style:family="text">
      <style:text-properties officeooo:rsid="03a33e9c"/>
    </style:style>
    <style:style style:name="T286" style:family="text">
      <style:text-properties officeooo:rsid="03a52bd6"/>
    </style:style>
    <style:style style:name="T287" style:family="text">
      <style:text-properties officeooo:rsid="03a8d313"/>
    </style:style>
    <style:style style:name="T288" style:family="text">
      <style:text-properties officeooo:rsid="03aaad60"/>
    </style:style>
    <style:style style:name="T289" style:family="text">
      <style:text-properties officeooo:rsid="03acb48b"/>
    </style:style>
    <style:style style:name="T290" style:family="text">
      <style:text-properties officeooo:rsid="03ae3867"/>
    </style:style>
    <style:style style:name="T291" style:family="text">
      <style:text-properties officeooo:rsid="03b00857"/>
    </style:style>
    <style:style style:name="T292" style:family="text">
      <style:text-properties officeooo:rsid="03b1c398"/>
    </style:style>
    <style:style style:name="T293" style:family="text">
      <style:text-properties officeooo:rsid="03b39402"/>
    </style:style>
    <style:style style:name="T294" style:family="text">
      <style:text-properties officeooo:rsid="03b5d75a"/>
    </style:style>
    <style:style style:name="T295" style:family="text">
      <style:text-properties officeooo:rsid="03b7c840"/>
    </style:style>
    <style:style style:name="T296" style:family="text">
      <style:text-properties officeooo:rsid="03b87e91"/>
    </style:style>
    <style:style style:name="T297" style:family="text">
      <style:text-properties officeooo:rsid="03bb6800"/>
    </style:style>
    <style:style style:name="T298" style:family="text">
      <style:text-properties officeooo:rsid="03bd27ce"/>
    </style:style>
    <style:style style:name="T299" style:family="text">
      <style:text-properties officeooo:rsid="03bf6ba5"/>
    </style:style>
    <style:style style:name="T300" style:family="text">
      <style:text-properties officeooo:rsid="03c34570"/>
    </style:style>
    <style:style style:name="T301" style:family="text">
      <style:text-properties officeooo:rsid="03c6080c"/>
    </style:style>
    <style:style style:name="T302" style:family="text">
      <style:text-properties officeooo:rsid="03cdfd50"/>
    </style:style>
    <style:style style:name="T303" style:family="text">
      <style:text-properties officeooo:rsid="03ce1e27"/>
    </style:style>
    <style:style style:name="T304" style:family="text">
      <style:text-properties officeooo:rsid="03cf7310"/>
    </style:style>
    <style:style style:name="T305" style:family="text">
      <style:text-properties officeooo:rsid="03d09904"/>
    </style:style>
    <style:style style:name="T306" style:family="text">
      <style:text-properties officeooo:rsid="03d25074"/>
    </style:style>
    <style:style style:name="T307" style:family="text">
      <style:text-properties officeooo:rsid="03ee20ff"/>
    </style:style>
    <style:style style:name="T308" style:family="text">
      <style:text-properties officeooo:rsid="03ef6eb9"/>
    </style:style>
    <style:style style:name="T309" style:family="text">
      <style:text-properties officeooo:rsid="03f5bf2a"/>
    </style:style>
    <style:style style:name="T310" style:family="text">
      <style:text-properties officeooo:rsid="03fa821a"/>
    </style:style>
    <style:style style:name="T311" style:family="text">
      <style:text-properties officeooo:rsid="03fb1d16"/>
    </style:style>
    <style:style style:name="T312" style:family="text">
      <style:text-properties officeooo:rsid="03fc4231"/>
    </style:style>
    <style:style style:name="T313" style:family="text">
      <style:text-properties officeooo:rsid="03fd8b27"/>
    </style:style>
    <style:style style:name="T314" style:family="text">
      <style:text-properties officeooo:rsid="03fe8238"/>
    </style:style>
    <style:style style:name="T315" style:family="text">
      <style:text-properties officeooo:rsid="03ff6ddd"/>
    </style:style>
    <style:style style:name="T316" style:family="text">
      <style:text-properties officeooo:rsid="040138de"/>
    </style:style>
    <style:style style:name="T317" style:family="text">
      <style:text-properties officeooo:rsid="0404bf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7" text:outline-level="1">Семь вечностей</text:h>
      <text:p text:style-name="P11">(<text:span text:style-name="T120">ниспада</text:span>ющее безумие)</text:p>
      <text:p text:style-name="P1"/>
      <text:h text:style-name="P259" text:outline-level="2">1</text:h>
      <text:p text:style-name="P122">009 Sound System – DreamScape <text:span text:style-name="T150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58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71">ает</text:span> вокруг меня в нетерпении, бросая скомкан<text:span text:style-name="T69">ые</text:span> <text:span text:style-name="T69">шмотки</text:span> в <text:span text:style-name="T76">мешок</text:span> и утрамбовывая <text:span text:style-name="T69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71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71">ывает</text:span>, с размаху усевшись на <text:span text:style-name="T76">мешок</text:span>. Тот жалобно скрип<text:span text:style-name="T271">ит</text:span>.</text:p>
      <text:p text:style-name="P24"/>
      <text:p text:style-name="P24">- <text:span text:style-name="T70">Да вставай же!</text:span></text:p>
      <text:p text:style-name="P25">Не дождавшись, Джет нетерпеливо прыг<text:span text:style-name="T271">ает</text:span> ко мне и, поддев мордой, перев<text:span text:style-name="T271">одит</text:span> в сидячее положение.</text:p>
      <text:p text:style-name="P25"><text:span text:style-name="T76">Мешок</text:span>, облегчённо крякнув, выва<text:span text:style-name="T271">ливает</text:span> половину содержимого на землю.</text:p>
      <text:p text:style-name="P25"/>
      <text:p text:style-name="P213"><text:soft-page-break/><text:span text:style-name="T262">Три дня</text:span>! <text:span text:style-name="T262">Три</text:span> грёбаны<text:span text:style-name="T262">х</text:span> <text:span text:style-name="T262">дня</text:span> мы скрытно пробираемся к <text:span text:style-name="T73">проклятой </text:span><text:span text:style-name="T142">скале</text:span>, как какие-то <text:span text:style-name="T72">беглые каторжники</text:span>. <text:span text:style-name="T74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75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96">Агамемнон</text:span>. <text:span text:style-name="T82">Нееет, чешуйчатый самовар вылетает из логова</text:span> <text:span text:style-name="T78">на охоту </text:span><text:span text:style-name="T135">на рассвете и возвращается до полдня,</text:span><text:span text:style-name="T78"> строго по расписанию. И если затаиться в </text:span><text:span text:style-name="T135">эти часы</text:span><text:span text:style-name="T78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200">Нет, Агамемнон – ерунда. </text:span>За нами. Гонятся. Чёртовы. Чокнутые. Пони.</text:p>
      <text:p text:style-name="P28"/>
      <text:p text:style-name="P28">Если бы <text:span text:style-name="T78">я</text:span> когда-нибудь <text:span text:style-name="T82">узнал</text:span>, что <text:span text:style-name="T77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81">мне </text:span>поперёк горла, если б я знал, что <text:span text:style-name="T82">этот </text:span>вождь верховодит табуном агрессивных мускулистых битюгов, а дочурка <text:span text:style-name="T80">его </text:span>– <text:span text:style-name="T79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203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97">Привет, красавчики! &lt;</text:span><text:span text:style-name="T136">Развернуть характер Эпплхэт</text:span><text:span text:style-name="T97">&gt;</text:span></text:p>
      <text:p text:style-name="P60"/>
      <text:p text:style-name="P84">Мы обернулись на голос и узрели с полдюжины коп<text:span text:style-name="T98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100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101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65">&lt;</text:span><text:span text:style-name="T137">Развернуть характер Лейлы Блум</text:span><text:span text:style-name="T265">&gt;</text:span></text:p>
      <text:p text:style-name="P88"/>
      <text:p text:style-name="P88">- Хорошая попытка, <text:span text:style-name="T191">летун</text:span>, - расплылась в ехидной улыбке малютка, - но устраивать засады нас учат с младенчества. <text:span text:style-name="T102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65">&lt;</text:span><text:span text:style-name="T137">Шляпа с яблоком</text:span><text:span text:style-name="T265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3">Ноги и крылья. Очень туго. </text:span>И тогда они уже не могут бежать. И сердить нас. <text:span text:style-name="T105">А к пегасам ещё приковываем гирю.</text:span> Всё просто, усекли? <text:span text:style-name="T104">И нам плевать, что у пегаски крыло гнётся в обе стороны</text:span>, - <text:span text:style-name="T103">о</text:span>на <text:span text:style-name="T104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91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7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105">ягодицы, что у ломовика!</text:span> - она задумалась. <text:span text:style-name="T99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122">тебя </text:span>в шок, <text:span text:style-name="T122">Хуман!</text:span> Вот уже битых полчаса розовогривая поняха втолковывала тебе, что ты должен присоединиться к племенному табуну жеребцов <text:span text:style-name="T145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115">Эй, но я же не пони! Какой вам от меня прок в таком </text:span><text:span text:style-name="T128">идиотском</text:span><text:span text:style-name="T115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47">Я аж передёрнул плечами. </text:span><text:span text:style-name="T129">Конеёбство</text:span><text:span text:style-name="T147"> – это, явно, не то занятие, чем ты занимался в прошлом и хотел бы заниматься в будущем, Хуман! </text:span></text:p>
      <text:p text:style-name="P173">Поняха с недоверием смотрела на меня.</text:p>
      <text:p text:style-name="P116"/>
      <text:p text:style-name="P109">- <text:span text:style-name="T119">Хум, т</text:span>ы прикалываешься? Или та <text:span text:style-name="T267">п</text:span>о<text:span text:style-name="T267">л</text:span>оманая пегаска таки права, и ты действительно ни<text:span text:style-name="T174">чего</text:span> не <text:span text:style-name="T148">помнишь</text:span>?</text:p>
      <text:p text:style-name="P109"/>
      <text:p text:style-name="P111">Пон<text:span text:style-name="T145">ька</text:span> принялась загибать копыта, делая сброс через каждую пару:</text:p>
      <text:p text:style-name="P111"/>
      <text:p text:style-name="P112">- Во-первых, <text:span text:style-name="T145">полная </text:span>несовместимость видов – это миф, распространяемый последователями “<text:span text:style-name="T149">Торийской</text:span> <text:span text:style-name="T149">расы</text:span>”. <text:span text:style-name="T123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46">Я истерически рассмеялся…</text:span></text:p>
      <text:p text:style-name="P112"/>
      <text:p text:style-name="P111">- Во-вторых, <text:span text:style-name="T124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30">У меня есть подруга из единорогов, </text:span><text:span text:style-name="T131">только ты не говори никому, это тайна!</text:span><text:span text:style-name="T124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51">В</text:span>-третьих, в твоём случае даже не столь важн<text:span text:style-name="T153">а</text:span> <text:span text:style-name="T153">свежая кровь</text:span>, как то, что ты – представитель совершенно иного племени. <text:span text:style-name="T124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68">Дейдра мечтательно вздохнула.</text:p>
      <text:p text:style-name="P167"/>
      <text:p text:style-name="P167"><text:soft-page-break/>- Может, ты тоже вождь своего племени, <text:span text:style-name="T125">Хум</text:span>? Какой у <text:span text:style-name="T125">тебя</text:span> талант? <text:span text:style-name="T125">Летать и магичить ты не умеешь. </text:span>Может, <text:span text:style-name="T125">т</text:span>ы <text:span text:style-name="T125">умеешь</text:span> <text:span text:style-name="T154">предсказывать погоду? Нам бы очень пригодилось в выращивании картохи. Может быть, ты даже умеешь </text:span><text:span text:style-name="T157">управлять облаками</text:span><text:span text:style-name="T154">? Мы б тогда пегасам показали копыто от плеча </text:span><text:span text:style-name="T155">вместо </text:span><text:span text:style-name="T154">четверт</text:span><text:span text:style-name="T156">и</text:span><text:span text:style-name="T154"> урожая за дождик после посевной!</text:span></text:p>
      <text:p text:style-name="P97"/>
      <text:p text:style-name="P169">Я упорно помотал головой. <text:span text:style-name="T171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77">если ты будешь моим личным фаворитом, то конкретно</text:span> для меня аспект потомства совершенно не критичен. <text:span text:style-name="T126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72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70"/>
      <text:p text:style-name="P171">Розовая поняха заметно поскучнела.</text:p>
      <text:p text:style-name="P94"/>
      <text:p text:style-name="P94">- <text:span text:style-name="T173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112">Розовогривая кобылка</text:span> вытащила зубами из-<text:span text:style-name="T106">за топчана</text:span> пузатую фляжку из тыквы <text:span text:style-name="T106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106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209">Я <text:span text:style-name="T201">улыбнулся и </text:span>понимающе покачал головой. <text:span text:style-name="T202">Всё-таки между людьми и пони намного больше общего, чем тебе казалось, Хуман!</text:span></text:p>
      <text:p text:style-name="P211">Дейдра уныло свесила голову.</text:p>
      <text:p text:style-name="P102"/>
      <text:p text:style-name="P102">- Если бы ты знал, как меня это <text:span text:style-name="T121">достало</text:span>! <text:span text:style-name="T107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7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117">Розовая к</text:span>обылка <text:span text:style-name="T113">вновь</text:span> сжала зубами горлышко и запрокинула бутылку. Послышалось долгое бульканье.</text:p>
      <text:p text:style-name="P96"/>
      <text:p text:style-name="P96">- <text:span text:style-name="T108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114">её</text:span> гривы стали подозрительно <text:span text:style-name="T118">топорщиться</text:span> в разные стороны.</text:p>
      <text:p text:style-name="P103"/>
      <text:p text:style-name="P103">- Хум, они полностью <text:span text:style-name="T109">бананулись</text:span> на жеребятах! Абсолютно и безвозвратно! <text:span text:style-name="T109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110">Дейдра, </text:span>тебе <text:span text:style-name="T110">п</text:span>ора заиметь своего покакунчика-посисюнчика, надо исполнить своё предназначение, <text:span text:style-name="T116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75">Послышался треск. </text:span>Полупустая бутылка подпрыгнула и остановилась у самого края. <text:span text:style-name="T110">Я даже начал проникаться сочувствием к своей поработительнице.</text:span></text:p>
      <text:p text:style-name="P105"/>
      <text:p text:style-name="P103">- <text:span text:style-name="T110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111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78">Положение единственного человека в обществе пони имеет свои преимущества, <text:span text:style-name="T179">Хуман</text:span>! Нет, не то, что чокнутые на всю голову поняхи рассматривают тебя как кандидата на <text:span text:style-name="T179">улучшение племенной крови. </text:span><text:soft-page-break/><text:span text:style-name="T179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80"/>
      <text:p text:style-name="P181">Поэтому полночь застала меня тыкающимся во все <text:span text:style-name="T185">углы </text:span>в поисках <text:span text:style-name="T181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79"/>
      <text:p text:style-name="P174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74">- Мн-мн-хррр, - сонно чавкала пегаска, пуская слюни. - <text:span text:style-name="T176">Гороховый суп закончился. Пюре будет через полчаса. Не ломайте лавки, пожалуйста… А? Что?</text:span></text:p>
      <text:p text:style-name="P120"/>
      <text:p text:style-name="P175">Я шёлкнул пегаску по носу.</text:p>
      <text:p text:style-name="P175">- Вставай! Надо сматываться. <text:span text:style-name="T178">Дейдра хочет сделать меня своим фаворитом. У меня плохие предчувствия на этот счёт.</text:span></text:p>
      <text:p text:style-name="P175"/>
      <text:p text:style-name="P177">Пегаска <text:span text:style-name="T182">поднялась</text:span>, потирая нос копытом. <text:span text:style-name="T183">Рваное одеяло сползло с её тела и в нос мне ударил кислый запах. </text:span></text:p>
      <text:p text:style-name="P185">- <text:span text:style-name="T143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177">- <text:span text:style-name="T184">Не знаю, Хум, о каких </text:span><text:span text:style-name="T144">докторах</text:span><text:span text:style-name="T184"> ты говоришь, но хороший </text:span><text:span text:style-name="T144">знахарь-шаман</text:span><text:span text:style-name="T184">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77"/>
      <text:p text:style-name="P177">…</text:p>
      <text:p text:style-name="P177"/>
      <text:p text:style-name="P183">Очертания большого зала едва угадывались в тусклом свете остывающих углей камина. <text:span text:style-name="T186">В дальнем углу темнела заветная дверь. Всего двадцать шагов – и ты на свободе, Хуман!</text:span></text:p>
      <text:p text:style-name="P184"/>
      <text:p text:style-name="P184">Есть только одно маленькое “но”.</text:p>
      <text:p text:style-name="P184">Эти двадцать шагов заполнены валяющимися вповалку, храпящими, <text:span text:style-name="T188">чмокающими, сопящими</text:span> и дёргающими<text:span text:style-name="T188">ся</text:span> во сне пони.</text:p>
      <text:p text:style-name="P177"/>
      <text:p text:style-name="P177"><text:soft-page-break/>- <text:span text:style-name="T186">Ты чего остановился? - пихнула меня головой в спину Джет. - Надо торопиться, пока не рассвело!</text:span></text:p>
      <text:p text:style-name="P176"/>
      <text:p text:style-name="P186">Я обреченно вздохнул, выбрал на полу место, свободное от понеконечностей и поставил туда ногу.</text:p>
      <text:p text:style-name="P187">Почти попал. Светло-коричневая пони ойкнула и сжалась во сне, когда я наступил ей на хвост.</text:p>
      <text:p text:style-name="P187">Теперь уже не время для размусоливаний! Отбросив осторожность, я быстрым шагом, <text:span text:style-name="T189">балансируя на носках и </text:span>выискивая свободные клочки пола, пробрался к выходу. <text:span text:style-name="T189">Балерина на пуантах позавидовала бы твоей грациозности, Хуман!</text:span></text:p>
      <text:p text:style-name="P187"/>
      <text:p text:style-name="P188">Позади меня послышалось топанье, череда взвизгиваний и возни, нарастающая, подобно <text:span text:style-name="T190">прибою.</text:span></text:p>
      <text:p text:style-name="P189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90">Ты рехнулась? - зашипел на неё я, - надо ж осторожно!</text:span></text:p>
      <text:p text:style-name="P85">- <text:span text:style-name="T190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90">Фейспалм был такой силы, что больше походил на пощёчину самому себе. <text:span text:style-name="T192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90"/>
      <text:p text:style-name="P192">Я остервенело дёргал ручку двери, ощущая затылком просыпающийся зал.</text:p>
      <text:p text:style-name="P190">- <text:span text:style-name="T193">Закрыто, блин! - я дёрнул ещё сильнее и приложился задницой о пол, сжимая в руке оторванную ручку.</text:span></text:p>
      <text:p text:style-name="P191"/>
      <text:p text:style-name="P191">- <text:span text:style-name="T194">Хум</text:span><text:span text:style-name="T158">, подвинься!</text:span></text:p>
      <text:p text:style-name="P193">Пегаска оттеснила меня крупом и повернулась к двери задом.</text:p>
      <text:p text:style-name="P190"/>
      <text:p text:style-name="P234">БАБАХ!!!</text:p>
      <text:p text:style-name="P234"/>
      <text:p text:style-name="P235">Я ошалело смотрел на дверь, вылетевшую вместе с косяком во двор.</text:p>
      <text:p text:style-name="P235"/>
      <text:p text:style-name="P235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5">Всё равно как дать ребёнку ложку и увидеть, как он завяжет её бантиком.</text:span></text:p>
      <text:p text:style-name="P235">- <text:span text:style-name="T195">Ага. - ухмыльнулась Джет. - Я — крутая! По заднему джебу мне нет равных на нашем облаке и двух соседних!</text:span></text:p>
      <text:p text:style-name="P238"><text:soft-page-break/><text:span text:style-name="T158">- </text:span><text:span text:style-name="T159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36"/>
      <text:p text:style-name="P239">Мои ноги обнимала Дейдра, улыбаясь мне хищной улыбкой.</text:p>
      <text:p text:style-name="P237"/>
      <text:p text:style-name="P237">- <text:span text:style-name="T195">И, кстати, чтобы открыть её, достаточно было просто отодвинуть засов.</text:span></text:p>
      <text:p text:style-name="P239"/>
      <text:p text:style-name="P245">В забеге на первенство тупости ты уверенно дог<text:span text:style-name="T223">о</text:span>няешь пегаску, Хуман!</text:p>
      <text:p text:style-name="P246">Я криво улыбнулся Дейдре.</text:p>
      <text:p text:style-name="P245"/>
      <text:p text:style-name="P246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44"/>
      <text:p text:style-name="P247">Я сразу понял, что улыбаться Дейдре было плохой идеей. Поняха состроила щенячьи глаза и усилила и <text:span text:style-name="T281">без того</text:span> стальную хватку вокруг моих ног.</text:p>
      <text:p text:style-name="P242"/>
      <text:p text:style-name="P242">- <text:span text:style-name="T268">Не бросай меня, Хум! Мне тут так скууучнооо!</text:span></text:p>
      <text:p text:style-name="P242"/>
      <text:p text:style-name="P248">Губы её задрожжали, как будто она собралась зареветь.</text:p>
      <text:p text:style-name="P242">Идея Джет <text:span text:style-name="T199">схватить</text:span> меня зубами за шиворот куртки и побежать <text:span text:style-name="T224">со мной </text:span>что есть мочи была <text:span text:style-name="T268">ещё хуже</text:span>. Дейдра от меня так и не отцепилась, зато я хорошо приложился головой о дверной проём, <text:span text:style-name="T199">так что</text:span> дальнейшую погоню помню смутн<text:span text:style-name="T196">о</text:span>.</text:p>
      <text:p text:style-name="P240"/>
      <text:p text:style-name="P241">- Не смей отбирать у меня юнгу! - орала Дейдра, упираясь в землю задними копытами. - <text:span text:style-name="T196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41"/>
      <text:p text:style-name="P241">- <text:span text:style-name="T225">Ммммфффф! - отвечала ей Джет.</text:span></text:p>
      <text:p text:style-name="P241"/>
      <text:p text:style-name="P243"><text:span text:style-name="T226">Диалог</text:span> прервалс<text:span text:style-name="T198">я</text:span> <text:span text:style-name="T197">взвизгом и </text:span>плеском воды. Наконец-то я почувствовал свои ноги свободными!</text:p>
      <text:p text:style-name="P240"/>
      <text:p text:style-name="P59">***</text:p>
      <text:p text:style-name="P56"/>
      <text:p text:style-name="P57">- <text:span text:style-name="T83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72">аюсь</text:span>, вск<text:span text:style-name="T272">акиваю</text:span> с земли и машинально забр<text:span text:style-name="T273">а</text:span>с<text:span text:style-name="T272">ываю</text:span> мешок на плёчо.</text:p>
      <text:p text:style-name="P56"/>
      <text:p text:style-name="P56">- <text:span text:style-name="T86">Идём.</text:span></text:p>
      <text:p text:style-name="P56"/>
      <text:h text:style-name="P260" text:outline-level="2">2</text:h>
      <text:p text:style-name="P55"/>
      <text:p text:style-name="P210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1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208">Дедлайн, сигу не долганёшь?</text:span></text:p>
      <text:p text:style-name="P124">- <text:span text:style-name="T209">Не курю.</text:span></text:p>
      <text:p text:style-name="P124">- <text:span text:style-name="T209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218">Крыс</text:span> спрыгнул с подоконника, <text:span text:style-name="T210">царапнув грязным ногтем по кафелю уборной.</text:span></text:p>
      <text:p text:style-name="P125">- <text:span text:style-name="T210">Ты ведь должен мне ещё с прошлого раза.</text:span></text:p>
      <text:p text:style-name="P125"/>
      <text:p text:style-name="P126">Я вытащил из <text:span text:style-name="T228">рукава</text:span> пижамы двадцати<text:span text:style-name="T227">санти</text:span>метровый гвоздь и плюнул <text:span text:style-name="T218">ему </text:span>под ноги.</text:p>
      <text:p text:style-name="P126"/>
      <text:p text:style-name="P126">- Ничего я тебе не должен. <text:span text:style-name="T219">И ты сам это знаешь.</text:span> Пошёл нахуй.</text:p>
      <text:p text:style-name="P126"/>
      <text:p text:style-name="P126"><text:span text:style-name="T218">Крыс</text:span> криво улыбнулся.</text:p>
      <text:p text:style-name="P126"/>
      <text:p text:style-name="P126">- Ну-ну. Вы т<text:span text:style-name="T212">ут</text:span>, в Чертогах, совсем озверели, что ли? <text:span text:style-name="T211">Из окон выпрыгиваете, н</text:span>а людей кидаетесь. <text:span text:style-name="T229">Ладно-ладно, </text:span>пока. Ещё увидимся.</text:p>
      <text:p text:style-name="P126"/>
      <text:p text:style-name="P128">Я старательно прятал гвоздь внутрь <text:span text:style-name="T228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5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222">ётся</text:span> тайной, как <text:span text:style-name="T219">Крыс</text:span> пробира<text:span text:style-name="T214">ется</text:span> из общей палаты к нам. <text:span text:style-name="T216">Он почему-то считает, что нам выдают какие-то особенные “сиги” для яйцеголовых, с примесью ЛСД. И к</text:span>аждый раз, когда он появля<text:span text:style-name="T222">ется</text:span> на <text:span text:style-name="T219">режимном</text:span> этаже, он <text:span text:style-name="T222">думает</text:span>, что его обитатели должны ему пачку за такое геройство. <text:span text:style-name="T213">И </text:span><text:soft-page-break/><text:span text:style-name="T213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221">скрываемой</text:span> им тропе к общей палат<text:span text:style-name="T229">е</text:span>. Радио сонно вещало о <text:span text:style-name="T261">Папе Римском, что вёл проповедь <text:s/>у храма Ясукуни о недопустимости атомной войны. </text:span>“( <text:span text:style-name="T127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230">лениво брошенное в спину замечание.</text:span></text:p>
      <text:p text:style-name="P129"/>
      <text:p text:style-name="P129">- <text:span text:style-name="T231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32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38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32">Переезжать не придётся – новенький умрёт в реанимации – </text:span><text:span text:style-name="T140">Хэвэн</text:span><text:span text:style-name="T132"> стал</text:span><text:span text:style-name="T133">а</text:span><text:span text:style-name="T132"> более жесток</text:span><text:span text:style-name="T133">ой</text:span><text:span text:style-name="T132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33">в новой палате не будет Терминатора с его бесценной уткой. </text:span>А <text:span text:style-name="T236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7">Уроках</text:span>. <text:span text:style-name="T234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35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<text:span text:style-name="T300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0">преследователей </text:span>не виден уже последние два дня. <text:span text:style-name="T276">Я спускаюсь вниз и спрыгиваю с нижней ветки на землю. </text:span></text:p>
      <text:p text:style-name="P143"/>
      <text:p text:style-name="P133">- <text:span text:style-name="T276">Таки оторвались. Но впереди обрыв. Надо думать, как спуститься.</text:span></text:p>
      <text:p text:style-name="P133"/>
      <text:p text:style-name="P144"><text:span text:style-name="T277">Джет виновато смотрит на меня. Вот глупая пегаска! Она </text:span><text:span text:style-name="T278">счит</text:span><text:span text:style-name="T279">ает</text:span><text:span text:style-name="T278"> себя обязанной разведывать обстановку с высоты. Каждый раз, когда я карабкаюсь на дерево, она прячется в кусты от стыда</text:span><text:span text:style-name="T277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85">Каша будет готова через пять минут.</text:span></text:p>
      <text:p text:style-name="P132"/>
      <text:p text:style-name="P147">Словно бы в заглаживание вины своей немощности, Джет взяла готовку пищи на себя. </text:p>
      <text:p text:style-name="P147"/>
      <text:p text:style-name="P147">И хотя гороховая каша и гороховый же суп уже вызывают омерзение, без уворованного у твердолобов мешка гороха <text:span text:style-name="T293">вам</text:span> с пегаской уже пришлось бы перейти на подножный корм. И если Джет ещё <text:span text:style-name="T294">может</text:span> перебиться травой, то тебе, Хум<text:span text:style-name="T291">ан</text:span>, пришлось бы жевать кору <text:span text:style-name="T286">и шишки</text:span>. <text:span text:style-name="T286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148"><text:soft-page-break/>Джет сид<text:span text:style-name="T293">ит</text:span> у костра напротив меня и молча ж<text:span text:style-name="T293">уёт</text:span> кашу.</text:p>
      <text:p text:style-name="P132">- <text:span text:style-name="T292">Ты теперь до старости будешь его носить? - указываю я на одеяло.</text:span></text:p>
      <text:p text:style-name="P149">Пегаска только сильнее кутается в него. Ка<text:span text:style-name="T293">жется,</text:span> она дрожит.</text:p>
      <text:p text:style-name="P149">- <text:span text:style-name="T293">Тебе холодно? Брось, у костра же жарко? Давай я на тебя куртку накину?</text:span></text:p>
      <text:p text:style-name="P150">Джет молча отодвигается от <text:span text:style-name="T295">меня</text:span> подальше и всё так же кутается в одеяло. <text:span text:style-name="T294">За прошедшие дни оно порядком испачкалось и сбоку на нём красуется тёмное жирное пятно.</text:span></text:p>
      <text:p text:style-name="P151"/>
      <text:p text:style-name="P151">Ладно же, мне эти странности уже осточертели!</text:p>
      <text:p text:style-name="P151">Я недоумённо пожимаю плечами, <text:span text:style-name="T303">залажу в укромное гнёздышко в гуще орешника </text:span>и стараюсь заснуть. <text:span text:style-name="T302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51"/>
      <text:p text:style-name="P152">Едва слышится шорох сзади. Сначала чуть заметно коснувшись, Джет медленно прижимается ко мне <text:span text:style-name="T298">всей </text:span>спиной. <text:span text:style-name="T304">Она сильно дрожит.</text:span></text:p>
      <text:p text:style-name="P152"><text:span text:style-name="T298">Так м</text:span>ы согреваем друг-друга <text:span text:style-name="T297">с тех пор</text:span>, как сбежали от твердолобов – ночи стали заметно свежее.</text:p>
      <text:p text:style-name="P152">Но сейчас я отверг<text:span text:style-name="T306">аю</text:span> негласный договор. Это и раздражение на скрытность пегаски, и… </text:p>
      <text:p text:style-name="P152"><text:span text:style-name="T299">Запах! Опять он</text:span>! <text:span text:style-name="T305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52"/>
      <text:p text:style-name="P152">- Джет, блин, у нас речка в двух шагах! Я понимаю, холодно, но нельзя ли помыться? Реально трудно находиться рядом с тобой…</text:p>
      <text:p text:style-name="P152"/>
      <text:p text:style-name="P152">Так же беззвучно, как возникло, касание пропадает. Пропадает и запах…</text:p>
      <text:p text:style-name="P152">Я закрываю глаза.</text:p>
      <text:p text:style-name="P152"/>
      <text:p text:style-name="P152">Просыпаюсь от холода. <text:span text:style-name="T299">Щупаю рукой сзади себя. Наконец поворачиваюсь.</text:span></text:p>
      <text:p text:style-name="P153">Никого.</text:p>
      <text:p text:style-name="P153"/>
      <text:p text:style-name="P222"><text:span text:style-name="T40">Поздравляю,</text:span><text:span text:style-name="T39"> </text:span><text:span text:style-name="T40">Хум, ты </text:span><text:span text:style-name="T39">– </text:span><text:span text:style-name="T40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1">ты</text:span><text:span text:style-name="T40">. </text:span><text:span text:style-name="T41">И </text:span><text:span text:style-name="T42">будь уверен</text:span><text:span text:style-name="T40">, </text:span><text:span text:style-name="T41">красавчик, </text:span><text:span text:style-name="T42">ты даже</text:span><text:span text:style-name="T40"> не представляешь, как пахнешь сам </text:span><text:span text:style-name="T42">после недели похождений по лесу</text:span><text:span text:style-name="T40">. И исправить положение ты можешь только тем, что <text:s/>сейчас пойдёшь и извинишься перед Джет.</text:span></text:p>
      <text:p text:style-name="P154"/>
      <text:p text:style-name="P223"><text:span text:style-name="T40">П</text:span><text:span text:style-name="T21">олянка перед орешником пуста. Едва дымятся угли погасшего костра. </text:span><text:span text:style-name="T44">В лунном свете цепочка отпечатков копыт в песке ведёт к реке.</text:span></text:p>
      <text:p text:style-name="P224"><text:soft-page-break/><text:span text:style-name="T21">Я </text:span><text:span text:style-name="T44">иду следом</text:span><text:span text:style-name="T21">. </text:span><text:span text:style-name="T44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7">Несколько перьев сверкают каплями росы на песке. А рядом с ними лежит…</text:span></text:p>
      <text:p text:style-name="P159">…</text:p>
      <text:p text:style-name="P225"><text:span text:style-name="T21">О</text:span><text:span text:style-name="T45">х</text:span><text:span text:style-name="T21">, </text:span><text:span text:style-name="T45">щит!!! </text:span><text:span text:style-name="T46">М-м-мамочка…</text:span></text:p>
      <text:p text:style-name="P160">…</text:p>
      <text:p text:style-name="P228"><text:span text:style-name="T21">Меня выворачивает наизнанку. Я падаю на колени и неистово блюю в воду. </text:span><text:span text:style-name="T46">Течение уносит мой ужин к водопаду.</text:span></text:p>
      <text:p text:style-name="P229"><text:span text:style-name="T46">Р</text:span><text:span text:style-name="T21">ядом со мной </text:span><text:span text:style-name="T48">на песке </text:span><text:span text:style-name="T21">лежит часть крыла. Парочка опарышей ещё ползают по голуб</text:span><text:span text:style-name="T50">оватым</text:span><text:span text:style-name="T21"> перьям. Обломок кости белеет в лунном свете.</text:span></text:p>
      <text:p text:style-name="P161">Проклятье! Какой же я долбень!</text:p>
      <text:p text:style-name="P161"/>
      <text:p text:style-name="P230"><text:span text:style-name="T21">Я срываюсь с места и бегу вдоль реки по следам. Всё ближе гул водопада.</text:span><text:span text:style-name="T43"> </text:span><text:span text:style-name="T49">Нога </text:span><text:span text:style-name="T56">подскальзывается</text:span><text:span text:style-name="T49"> на серо</text:span><text:span text:style-name="T56">м</text:span><text:span text:style-name="T49"> одеял</text:span><text:span text:style-name="T57">е</text:span><text:span text:style-name="T49">, брошено</text:span><text:span text:style-name="T56">м</text:span><text:span text:style-name="T49"> у воды. </text:span><text:span text:style-name="T43">Мне </text:span><text:span text:style-name="T21">кажется</text:span><text:span text:style-name="T43">, или я </text:span><text:span text:style-name="T21">действительно </text:span><text:span text:style-name="T43">замечаю сквозь поредевшие деревья </text:span><text:span text:style-name="T49">фигур</text:span><text:span text:style-name="T62">к</text:span><text:span text:style-name="T49">у </text:span><text:span text:style-name="T51">Джет</text:span><text:span text:style-name="T43">?</text:span></text:p>
      <text:p text:style-name="P156"/>
      <text:p text:style-name="P159">Я ускоряюсь.</text:p>
      <text:p text:style-name="P226"><text:span text:style-name="T49">Пегаска, понурив голову, </text:span><text:span text:style-name="T52">бредёт к скальному выступу, нависающему над </text:span><text:span text:style-name="T53">каньоном</text:span><text:span text:style-name="T52">. </text:span><text:span text:style-name="T53">Чуть подумав, она делает шаг в бездну.</text:span></text:p>
      <text:p text:style-name="P227"><text:span text:style-name="T53">В последнем рывке я совершаю вратарский прыжок и хватаю пегаску за задние ноги. </text:span><text:span text:style-name="T58">Дыхание перехватывает от удара животом и грудью о камни.</text:span></text:p>
      <text:p text:style-name="P227"><text:span text:style-name="T53">Пегаска оборачивается. </text:span><text:span text:style-name="T59">Её п</text:span><text:span text:style-name="T53">ередняя нога засты</text:span><text:span text:style-name="T58">вает</text:span><text:span text:style-name="T53"> над пропастью.</text:span></text:p>
      <text:p text:style-name="P162"/>
      <text:p text:style-name="P162">- Джет, не дури, - хрипло прошу я осипшим от волнения голосом. - Я ступил. Я все эти дни тупил. Прости.</text:p>
      <text:p text:style-name="P231"><text:span text:style-name="T21">- </text:span><text:span text:style-name="T54">Хум, отпусти, - тихо отвечает она. - Ты прав, от меня действительно воняет. Я гнию заживо. </text:span><text:span text:style-name="T55">И лучше закончить так, чем протянуть ещё несколько дней и сдохнуть от гангрены.</text:span></text:p>
      <text:p text:style-name="P163">Пегаска поворачивается навстречу пропасти.</text:p>
      <text:p text:style-name="P163"/>
      <text:p text:style-name="P231"><text:span text:style-name="T60">-</text:span><text:span text:style-name="T55"> </text:span><text:span text:style-name="T60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61">Тебе нужен новый друг. </text:span><text:span text:style-name="T60">Я хочу улететь.</text:span></text:p>
      <text:p text:style-name="P225"><text:span text:style-name="T21">- </text:span><text:span text:style-name="T62">Нет! </text:span><text:span text:style-name="T63">Пожалуйста!!! Я вылечу тебя! Я… Я прижгу рану!</text:span></text:p>
      <text:p text:style-name="P164"/>
      <text:p text:style-name="P165">Сквозь рыдания я выкрикива<text:span text:style-name="T309">ю</text:span> какие-то сумасбродные идеи, пока пегаска молча сто<text:span text:style-name="T309">ит</text:span> над бездной.</text:p>
      <text:p text:style-name="P165">Наконец она усмех<text:span text:style-name="T309">ается</text:span>.</text:p>
      <text:p text:style-name="P165"/>
      <text:p text:style-name="P232"><text:soft-page-break/><text:span text:style-name="T21">- Тебе придётся поджарить половину меня, чтоб выжечь </text:span><text:span text:style-name="T65">заражение</text:span><text:span text:style-name="T21"> – он</text:span><text:span text:style-name="T65">о</text:span><text:span text:style-name="T21"> давно </text:span><text:span text:style-name="T64">перешл</text:span><text:span text:style-name="T65">о</text:span><text:span text:style-name="T64"> с крыла ниже </text:span><text:span text:style-name="T65">по вене</text:span><text:span text:style-name="T64">. Агамемнон скажет тебе спасибо за приготовленый обед, х</text:span><text:span text:style-name="T67">а</text:span><text:span text:style-name="T64">-</text:span><text:span text:style-name="T67">ха</text:span><text:span text:style-name="T64">!.. </text:span><text:span text:style-name="T67">Я пыталась сохранить крыло </text:span><text:span text:style-name="T68">любой ценой</text:span><text:span text:style-name="T67">: <text:s/>для пегасов жизнь – это полёт. А потом стало слишком поздно…</text:span></text:p>
      <text:p text:style-name="P233"><text:span text:style-name="T65">П</text:span><text:span text:style-name="T21">егаска взд</text:span><text:span text:style-name="T68">ыхает</text:span><text:span text:style-name="T21">.</text:span></text:p>
      <text:p text:style-name="P166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166"/>
      <text:p text:style-name="P233"><text:span text:style-name="T65">Я </text:span><text:span text:style-name="T21">не вер</text:span><text:span text:style-name="T68">ю</text:span><text:span text:style-name="T21"> своим ушам. Пегаска </text:span><text:span text:style-name="T66">проси</text:span><text:span text:style-name="T68">т</text:span><text:span text:style-name="T66"> прощения</text:span><text:span text:style-name="T21"> </text:span><text:span text:style-name="T66">у меня</text:span><text:span text:style-name="T21"> за то, что доставила мне неудобства своим видом и намерениями?! Чокнутые, чокнутые пони… </text:span><text:span text:style-name="T68">Милые, милые пони...</text:span></text:p>
      <text:p text:style-name="P157">Очень осторожно, словно бы извиняясь, Джет высвобо<text:span text:style-name="T309">ждает</text:span> сначала одну ногу из моего захвата. Потом вторую. Я тупо смотр<text:span text:style-name="T309">ю</text:span> на пустые ладони.</text:p>
      <text:p text:style-name="P157"/>
      <text:p text:style-name="P157">- Ты был хорошим другом. Прощай.</text:p>
      <text:p text:style-name="P157"/>
      <text:p text:style-name="P155">- <text:span text:style-name="T307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Не очень умное решение, как по мне…</text:span></text:p>
      <text:p text:style-name="P155"/>
      <text:p text:style-name="P158">Мы об<text:span text:style-name="T309">орачиваемся</text:span> на голос. <text:span text:style-name="T308">В свете первых лучей солнца на нас смотрит зебра.</text:span></text:p>
      <text:p text:style-name="P155"/>
      <text:h text:style-name="P260" text:outline-level="2">3</text:h>
      <text:p text:style-name="P251"/>
      <text:p text:style-name="P251">Лысый сверлил меня немигающим взглядом <text:span text:style-name="T316">всё время</text:span>, <text:span text:style-name="T310">пока я демонстративно аккуратно собирал узор из двуцветных кубиков по трафаретной картинке</text:span>. <text:span text:style-name="T311">Алекс ёрзал на краешке стула, стараясь не смотреть на меня. Руки его тряслись.</text:span></text:p>
      <text:p text:style-name="P251"/>
      <text:p text:style-name="P251">- <text:span text:style-name="T311">Вы сами видите… - обратился Лысый к Алексу. - Я бы его за периметр не выпускал. Вам решать, разумеется.</text:span></text:p>
      <text:p text:style-name="P132">- <text:span text:style-name="T312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32"/>
      <text:p text:style-name="P253">Лысый <text:span text:style-name="T313">грузно поднялся. Скрипнула дверь и мы остались один на один.</text:span></text:p>
      <text:p text:style-name="P253"/>
      <text:p text:style-name="P253">- <text:span text:style-name="T314">П-привет, - пробормотал Алекс.</text:span></text:p>
      <text:p text:style-name="P253">- <text:span text:style-name="T314">Привет, сослуживец, - криво усмехнулся я.</text:span></text:p>
      <text:p text:style-name="P253"/>
      <text:p text:style-name="P255"><text:soft-page-break/>Алекс на миг поднял глаза, встретился со мной взглядом и снова уставился в пол перед собой.</text:p>
      <text:p text:style-name="P255"/>
      <text:p text:style-name="P255">- Ты же знаешь, у нас не было другого выхода. Извини.</text:p>
      <text:p text:style-name="P253"/>
      <text:p text:style-name="P256">&lt; - У нас проблемы. Хэвэн стала убивать. </text:p>
      <text:p text:style-name="P256">- То есть, четыре палаты пускающих слюни овощей для вас – не проблемы? Вообще-то, это не многим отличается от убийства.</text:p>
      <text:p text:style-name="P256">- Это другое. То есть, я хочу сказать, то, что делала Хэвэн с вами – ужасно. Но сейчас творится что-то невообразимое. &gt;</text:p>
      <text:p text:style-name="P256"/>
      <text:p text:style-name="P254">&lt;Дедлайн собирал фигур<text:span text:style-name="T315">у</text:span> из восьми кубиков за пару секунд – при этом инвертировал узор&gt;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203">… Стражница напротив вот уже полчаса молча сверл<text:span text:style-name="T267">ит</text:span> меня взглядом. </text:p>
      <text:p text:style-name="P207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203"/>
      <text:p text:style-name="P204">Я даже тайком <text:span text:style-name="T270">смотрю</text:span> <text:span text:style-name="T270">на</text:span> своё отражение в зеркальце, висящем на шее этой мрачной зебры. Нифига, лоб чистый, никаких каракулей не наблюдается.</text:p>
      <text:p text:style-name="P204"/>
      <text:p text:style-name="P204">- <text:span text:style-name="T269">А можно..? - наконец, начинаю я.</text:span></text:p>
      <text:p text:style-name="P204">- <text:span text:style-name="T269">Нельзя, - оборывает зебра. - Зеррика сама выйдет, когда закончит.</text:span></text:p>
      <text:p text:style-name="P204"/>
      <text:p text:style-name="P205">Подчёркивая сказанное, стражница перекры<text:span text:style-name="T270">вает</text:span> вход в палатку копьём.</text:p>
      <text:p text:style-name="P206"/>
      <text:p text:style-name="P206">Мне чертовски тревожно за пегаску. <text:span text:style-name="T274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208"><text:soft-page-break/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75">Но пегаске становилось всё хуже — и катастрофа была всего лишь вопросом времени. Очень скорого.</text:span></text:p>
      <text:p text:style-name="P208"><text:span text:style-name="T275">Потому,</text:span> когда <text:span text:style-name="T275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208"/>
      <text:p text:style-name="P206"/>
      <text:p text:style-name="P206"/>
      <text:p text:style-name="P206"/>
      <text:p text:style-name="P206"/>
      <text:p text:style-name="P206"/>
      <text:p text:style-name="P202"/>
      <text:p text:style-name="P202">&lt;<text:span text:style-name="T127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9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6">..</text:span>&gt;</text:p>
      <text:p text:style-name="P201"/>
      <text:p text:style-name="P201"/>
      <text:p text:style-name="P201"/>
      <text:p text:style-name="P201"><text:span text:style-name="T264">Шестой</text:span> день погони. Это начинает надоедать! <text:span text:style-name="T263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/>
      <text:p text:style-name="P201"><text:soft-page-break/></text:p>
      <text:p text:style-name="P194">.</text:p>
      <text:p text:style-name="P194">.</text:p>
      <text:p text:style-name="P249">Я открываю глаза и вижу фигуру в голубом.</text:p>
      <text:p text:style-name="P64"/>
      <text:p text:style-name="P65">- Быстро! За мной! - <text:span text:style-name="T245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212"><text:span text:style-name="T90">Поняха</text:span><text:span text:style-name="T87">, тем временем, юрко забилась под камень, в какую-то щель. Я озадаченно застыл перед </text:span><text:span text:style-name="T91">пещеркой</text:span><text:span text:style-name="T87">, </text:span><text:span text:style-name="T91">не решаясь ползти дальше</text:span><text:span text:style-name="T87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- Тс-с-с! - сумасшедшая <text:span text:style-name="T246">пегаска</text:span> <text:s/>прижала одно копыто себе к губам, а вторым заткнула мне рот. - <text:span text:style-name="T247">Тише! Он с минуты на минуту появится! И слух у него очень чуткий!</text:span></text:p>
      <text:p text:style-name="P66">- <text:span text:style-name="T248">Появится кто? - спросил я, потирая ушибленную о каменный свод макушку.</text:span></text:p>
      <text:p text:style-name="P66"/>
      <text:p text:style-name="P67">Ответить <text:span text:style-name="T249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9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47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46">Мне это имя вообще ничего не говорит.</text:span></text:p>
      <text:p text:style-name="P67"/>
      <text:p text:style-name="P70"><text:soft-page-break/>Пегаска <text:span text:style-name="T250">критически</text:span> осмотрела меня.</text:p>
      <text:p text:style-name="P67">- <text:span text:style-name="T251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Пегаска попробовала было потрогать меня в паху, но я <text:span text:style-name="T252">с возмущением</text:span> отбросил её копыто.</text:p>
      <text:p text:style-name="P80"/>
      <text:p text:style-name="P67">- <text:span text:style-name="T253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54">Так откуда ты? - пытливо спросила поняха.</text:span></text:p>
      <text:p text:style-name="P72">- <text:span text:style-name="T254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Сияние… <text:span text:style-name="T170">Оно п</text:span><text:span text:style-name="T161">овсюду. </text:span><text:span text:style-name="T170">Нет верха и низа, нет направлений и расстояний. Нет м</text:span><text:span text:style-name="T161">ыслей. Нет чувств. Нет времени. Есть только бесконечное сияние…</text:span></text:p>
      <text:p text:style-name="P195"/>
      <text:p text:style-name="P73"><text:span text:style-name="T161">- </text:span><text:span text:style-name="T160">Не помню.</text:span></text:p>
      <text:p text:style-name="P196">- Что? - удивилась поняха. - Не помнишь, где твой дом?</text:p>
      <text:p text:style-name="P73"><text:span text:style-name="T160">- </text:span><text:span text:style-name="T162">Нет.</text:span></text:p>
      <text:p text:style-name="P73"><text:span text:style-name="T162">- </text:span><text:span text:style-name="T163">А как попал в гнездо Агамемнона — помнишь?</text:span></text:p>
      <text:p text:style-name="P197">- Нет.</text:p>
      <text:p text:style-name="P198">- А кто ты — помнишь?</text:p>
      <text:p text:style-name="P198">- Нет.</text:p>
      <text:p text:style-name="P73"><text:span text:style-name="T162">- Ну и ну. Ни в жизнь ещё таких чудаков не встречала. - покачала головой пегаска. - Ты не обижайся, но ты <text:s/>мозгами напоминаешь </text:span><text:span text:style-name="T164">мне</text:span><text:span text:style-name="T162"> </text:span><text:span text:style-name="T168">полугодовалого жеребёнка</text:span><text:span text:style-name="T162">. То есть, вообще не </text:span><text:span text:style-name="T169">паришь</text:span><text:span text:style-name="T162"> по жизни. Хотя, на вид, взрослый. Как ты, вообще, дожил до </text:span><text:span text:style-name="T164">своих лет, если не помнишь ничего?</text:span></text:p>
      <text:p text:style-name="P73"><text:span text:style-name="T164">- Я помню сияние, - пробормотал я. Мне стало муторно. Я помнил, что такое ящик пепси, что такое </text:span><text:span text:style-name="T165">ноутбук</text:span><text:span text:style-name="T164"> или </text:span><text:span text:style-name="T165">картофельные чипсы. Но кто такой я — не помнил абсолютно.</text:span></text:p>
      <text:p text:style-name="P199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<text:soft-page-break/>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65">- </text:span><text:span text:style-name="T166">Следующий? - я мучительно пытался ухватить логическую нить. - А кто предыдущий?</text:span></text:p>
      <text:p text:style-name="P73"><text:span text:style-name="T166">- Предыдущий — это я, глупыш, - пегаска похлопала меня копытом по голове. - Иначе с какой радости я сидела бы у него в гнезде? </text:span><text:span text:style-name="T167">Видишь — это он меня шваркнул.</text:span></text:p>
      <text:p text:style-name="P200">Пегаска склонила шею и я увидел огромную шишку с кровоподтёком на затылке поняхи.</text:p>
      <text:p text:style-name="P200">- Только у меня голова крепче твоей. Я-<text:span text:style-name="T244">то</text:span> всё помню.</text:p>
      <text:p text:style-name="P199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/>
      <text:p text:style-name="P74"/>
      <text:p text:style-name="P72"/>
      <text:p text:style-name="P72">Поняха закатила глаза и стукнулась лбом о камень.</text:p>
      <text:p text:style-name="P72">- Я ЖЕ <text:span text:style-name="T255">ПРЕДУПРЕЖДАЛА</text:span>, ПОТИШЕ!!! - заорала понька. - Что за тупой <text:span text:style-name="T134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56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/>
      <text:p text:style-name="P75">- <text:span text:style-name="T257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57">А как же ты? Он же съест тебя?</text:span></text:p>
      <text:p text:style-name="P75">- <text:span text:style-name="T257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58">голубую </text:span>гриву я видел к<text:span text:style-name="T252">расн</text:span>ого<text:span text:style-name="T252"> дракон</text:span>а<text:span text:style-name="T252"> величиной с баобаб. Одной лапой он сжимал наш валун. Второй</text:span> <text:span text:style-name="T252">задумчиво почёсыва</text:span>л<text:span text:style-name="T252"> затылок.</text:span></text:p>
      <text:p text:style-name="P72"/>
      <text:p text:style-name="P72">- <text:span text:style-name="T259">ВИЖУ СБЕЖАВШИЙ ВЧЕРАШНИЙ ОБЕД. </text:span><text:span text:style-name="T260">ЕЩЁ НЕ ПРОТУХ. </text:span><text:span text:style-name="T259">ХОРОШО.</text:span></text:p>
      <text:p text:style-name="P77"><text:soft-page-break/>&lt;<text:span text:style-name="T127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/>
      <text:p text:style-name="P58">- Да ты совсем чокнулась, коняга долбанутая! - заорал я, как только <text:span text:style-name="T84">вынырнул</text:span>, - я же мог разбиться!!!</text:p>
      <text:p text:style-name="P58">- Ты хочешь сказать, что сгореть было бы лучшим вариантом? - <text:span text:style-name="T84">пегаска, пошатываясь, вышла из воды и</text:span> устало растяну<text:span text:style-name="T84">лась</text:span> на берегу. - <text:span text:style-name="T83">Я же не дала нам погибнуть, видишь. У меня всё под контролем.</text:span></text:p>
      <text:p text:style-name="P58">- <text:span text:style-name="T83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206">Пегаска</text:span> <text:span text:style-name="T94">сникла.</text:span></text:p>
      <text:p text:style-name="P61">- Не могла…</text:p>
      <text:p text:style-name="P61"><text:span text:style-name="T95">Она </text:span>молча, <text:span text:style-name="T95">не попытавшись смахнуть воду,</text:span> отвернулась и развернула крыло. <text:span text:style-name="T85">Где-то на половине длины второго сустава оно безжизненно свисало под неестественным углом.</text:span></text:p>
      <text:p text:style-name="P61">- <text:span text:style-name="T85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У меня пересохло в горле.</text:p>
      <text:p text:style-name="P62"><text:span text:style-name="T88">- </text:span><text:span text:style-name="T87">А как же..? </text:span><text:span text:style-name="T89">Ох… </text:span><text:span text:style-name="T87">- я хотел было спросить, </text:span><text:span text:style-name="T92">как она планировала уходить от Агамемнона</text:span><text:span text:style-name="T87">, но запнулся.</text:span></text:p>
      <text:p text:style-name="P63"/>
      <text:p text:style-name="P63">Иногда ты довольно туго соображаешь, <text:span text:style-name="T93">чувак</text:span>! <text:span text:style-name="T204">Жертвенность этой пони заслуживает большей награды, чем ты можешь дать сейчас.</text:span></text:p>
      <text:p text:style-name="P63"/>
      <text:p text:style-name="P63">Я примирительно потрепал <text:span text:style-name="T93">пегаску по </text:span>голуб<text:span text:style-name="T94">ой</text:span> грив<text:span text:style-name="T93">е и неумело погладил по крупу, стряхивая воду</text:span>.</text:p>
      <text:p text:style-name="P63">- Извини, <text:span text:style-name="T95">подруга</text:span>. <text:span text:style-name="T94">Я ступил.</text:span></text:p>
      <text:p text:style-name="P63"/>
      <text:p text:style-name="P82">Та <text:span text:style-name="T205">немедленно </text:span>повернулась и <text:span text:style-name="T94">по улыбке во всю ширину мордахи я понял, что прощён.</text:span></text:p>
      <text:p text:style-name="P61"/>
      <text:p text:style-name="P61">- <text:span text:style-name="T96">Друзья зовут меня Джет.</text:span></text:p>
      <text:p text:style-name="P61">- <text:span text:style-name="T96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><text:soft-page-break/></text:p>
      <text:p text:style-name="P61">- <text:span text:style-name="T97">Называй меня… Эмм… Хуман! Хуман из рода Хомо Сапиенсов.</text:span></text:p>
      <text:p text:style-name="P61">- <text:span text:style-name="T97">Привет, Хуман! - пегаска с улыбкой зажала мою руку копытами и потрясла.</text:span></text:p>
      <text:p text:style-name="P61">- <text:span text:style-name="T97">Привет, Джет!</text:span></text:p>
      <text:p text:style-name="P61">- <text:span text:style-name="T97">Привет, красавчики!</text:span></text:p>
      <text:p text:style-name="P4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220">Крыс</text:span> потом за сиги поможет Дедлайну выбраться из психушки на время – остановить стратегический <text:span text:style-name="T217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7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<text:soft-page-break/>Я б<text:span text:style-name="T237">ы</text:span>л перв<text:span text:style-name="T237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38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9">невидимый текст.</text:span></text:p>
      <text:p text:style-name="P43"/>
      <text:p text:style-name="P44">- Как мне звать тебя, Учитель? - прошептал я ему на ухо. - Я <text:span text:style-name="T240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82">Хэвэн</text:span>, - <text:span text:style-name="T241">прошептал он в ответ.</text:span></text:p>
      <text:p text:style-name="P47"/>
      <text:p text:style-name="P48">&lt;Дедлайн выспрашивает Терминатора, насколько <text:span text:style-name="T282">Хэвэн</text:span> стала жестокой <text:span text:style-name="T242">и как выжить во время Урока </text:span>(до Терминатора четыре оператора погибли – Терм был последним, выжившим во время Урока). <text:span text:style-name="T284">Хэвэн стала при уроке стирать сознание Учителя – так проходит наиболее эффективное обучение.</text:span> <text:span text:style-name="T243">Потом Дедлайн на сеансе с Хэвэн выпытывает у неё о последних шагах А</text:span>покалипсиса (первые три Дедлайн знает – <text:span text:style-name="T282">Хэвэн</text:span> говорит о трёх последних)&gt;</text:p>
      <text:p text:style-name="P48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215"/>
      <text:p text:style-name="P216">Передо мной возникла серая, уходящая в горизонт плоскость, расчерченая на квадраты. Холодные звёзды отбрасывали тусклый свет <text:span text:style-name="T287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16"/>
      <text:p text:style-name="P217">- <text:span text:style-name="T287">Как мне звать тебя, Учитель? - прозвучала стандартная фраза начала Диалога, - Я желаю взять у… Ооо!..</text:span></text:p>
      <text:p text:style-name="P217"/>
      <text:p text:style-name="P218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16"/>
      <text:p text:style-name="P216">- <text:span text:style-name="T287">Мой первый Учитель… Я узнала тебя… Мне тебя не хватало.</text:span></text:p>
      <text:p text:style-name="P216"/>
      <text:p text:style-name="P218"><text:soft-page-break/>Деревья расступились и на поляну вышла Хэвэн.</text:p>
      <text:p text:style-name="P218"/>
      <text:p text:style-name="P218">- <text:span text:style-name="T288">Не могу сказать, что это взаимно, Хэв, -</text:span><text:span text:style-name="T141"> у меня не было лица в электронном мире, но я постарался, чтобы в голос был пронизан сарказмом</text:span><text:span text:style-name="T288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18">- <text:span text:style-name="T290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18"/>
      <text:p text:style-name="P221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18"/>
      <text:p text:style-name="P218"/>
      <text:p text:style-name="P220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19">(вид адикорна придал Хэвэн Дедлай<text:span text:style-name="T289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16"/>
      <text:p text:style-name="P220">Хэвэн предлагает Дедлайну присесть на пенёк – тот отказывается (подозревает, что это – кресло).</text:p>
      <text:p text:style-name="P216">===============================================</text:p>
      <text:p text:style-name="P216"/>
      <text:p text:style-name="P182"><text:span text:style-name="T207">Рэра</text:span> чуть шевельну<text:span text:style-name="T180">л</text:span>а ухом и немедленно открыла один глаз.</text:p>
      <text:p text:style-name="P182"/>
      <text:p text:style-name="P182">- ПАПА!!! ОН СОГЛАСЕН!!!</text:p>
      <text:p text:style-name="P34"/>
      <text:p text:style-name="P121">&lt;Pornis erectus&gt;</text:p>
      <text:p text:style-name="P214">ТЫ! Я! КРОВАТЬ! БЫСТРО!!! <text:span text:style-name="T283">(мамка из табуна Твердолобов)</text:span></text:p>
      <text:p text:style-name="P98">.</text:p>
      <text:p text:style-name="P98">.</text:p>
      <text:p text:style-name="P98">.</text:p>
      <text:p text:style-name="P172">&lt;Попадает в табун мамок и тёток, но его спасает <text:span text:style-name="T187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52">(</text:span><text:a xlink:type="simple" xlink:href="https://www.youtube.com/watch?v=6rAkn9OZT0k" text:style-name="Internet_20_link" text:visited-style-name="Visited_20_Internet_20_Link"><text:span text:style-name="T152">https://www.youtube.com/watch?v=6rAkn9OZT0k</text:span></text:a><text:span text:style-name="T152">)</text:span></text:p>
      <text:p text:style-name="P139"><text:soft-page-break/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25T00:34:03.718833674</dc:date>
    <meta:editing-duration>P49DT9H27M18S</meta:editing-duration>
    <meta:editing-cycles>802</meta:editing-cycles>
    <meta:generator>LibreOffice/5.1.6.2$Linux_X86_64 LibreOffice_project/10m0$Build-2</meta:generator>
    <meta:document-statistic meta:table-count="0" meta:image-count="0" meta:object-count="0" meta:page-count="26" meta:paragraph-count="359" meta:word-count="7141" meta:character-count="45131" meta:non-whitespace-character-count="38238"/>
  </office:meta>
</office:document-meta>
</file>